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e" fo:country="DE" officeooo:rsid="001c55d5" officeooo:paragraph-rsid="001c55d5"/>
    </style:style>
    <style:style style:name="P2" style:family="paragraph" style:parent-style-name="Standard">
      <style:text-properties fo:language="de" fo:country="DE" officeooo:rsid="001c57ea" officeooo:paragraph-rsid="001c57ea"/>
    </style:style>
    <style:style style:name="P3" style:family="paragraph" style:parent-style-name="Standard">
      <style:text-properties fo:language="de" fo:country="DE" officeooo:rsid="001eb1b2" officeooo:paragraph-rsid="00233e34"/>
    </style:style>
    <style:style style:name="T1" style:family="text">
      <style:text-properties officeooo:rsid="001c57ea"/>
    </style:style>
    <style:style style:name="T2" style:family="text">
      <style:text-properties officeooo:rsid="002119f9"/>
    </style:style>
    <style:style style:name="T3" style:family="text">
      <style:text-properties officeooo:rsid="00233e34"/>
    </style:style>
    <style:style style:name="T4" style:family="text">
      <style:text-properties officeooo:rsid="002370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r P<text:span text:style-name="T3">ro</text:span>g<text:span text:style-name="T3">r</text:span>ammieren eine Spiel<text:span text:style-name="T3">e</text:span>bibliothek in Python <text:span text:style-name="T2">(Entwicklungsumgebung VisualStud</text:span><text:span text:style-name="T3">io</text:span><text:span text:style-name="T2"> Code)</text:span>. Wir haben uns Python ausgesucht, da es eine Programmiersprache <text:span text:style-name="T1">ist, die wenig Vorgaben mit Blick auf Struktur (keine Klassen-Vorgabe oder komplizierte Syntax) </text:span><text:span text:style-name="T3">hat</text:span><text:span text:style-name="T1">. Ebenfalls bietet Python diverse Bibliotheken zu verschiedensten Anwendungszwecken, darunter auch für Spiele mit Hilfe von “pygame”.</text:span></text:p>
      <text:p text:style-name="P2">Die Spielebibliothek ist ein Konstruiertes Beispiel, um die in der Vorlesung vermittelten Konzepte einzubringen. Dabei sollen gleichzeitig verschiedenen Spielen, welche bereits online vorhanden sind, die genauere <text:span text:style-name="T3">Ausarbeitung der Spielel</text:span>ogik abnehmen, und die Entw<text:span text:style-name="T3">i</text:span>cklung beschleunigen. </text:p>
      <text:p text:style-name="P2">Der Grundgedanke ist es eine Plat<text:span text:style-name="T3">t</text:span>fo<text:span text:style-name="T3">r</text:span>m zu schaffen, welche vergleichsweise einfach um Spiele erweitert werden kann. Zu diesem Zweck soll das Men<text:span text:style-name="T3">ü</text:span>, die Spieler, die Spi<text:span text:style-name="T3">e</text:span>ler<text:span text:style-name="T3">s</text:span>tatistiken und die generelle Spiel<text:span text:style-name="T3">a</text:span>u<text:span text:style-name="T3">s</text:span>führung von den hinzufügbaren Spielen <text:span text:style-name="T4">und der Visualisierungsebene </text:span>getrennt sein.<text:span text:style-name="T3"> </text:span>Am Ende ist das Ziel, nur die allgemeine Spiellogik und prinzipielle Darstellung zu implementieren. Das Spiel wird daraufhin als Objekt behandelt und hat selbst keinen Kontakt zu dem Code, mit welchem das Spiel gespielt wird.</text:p>
      <text:p text:style-name="P3">Eine Datenbank soll die Speicherung der Spielerdaten und deren Statistiken übernehme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09T15:58:36.884000000</dc:date>
    <meta:editing-duration>PT38M19S</meta:editing-duration>
    <meta:editing-cycles>9</meta:editing-cycles>
    <meta:generator>LibreOffice/7.4.2.3$Windows_X86_64 LibreOffice_project/382eef1f22670f7f4118c8c2dd222ec7ad009daf</meta:generator>
    <meta:document-statistic meta:table-count="0" meta:image-count="0" meta:object-count="0" meta:page-count="1" meta:paragraph-count="4" meta:word-count="167" meta:character-count="1277" meta:non-whitespace-character-count="1112"/>
  </office:meta>
</office:document-meta>
</file>